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ro1" style:family="table-row">
      <style:table-row-properties style:row-height="40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>
          <table:table-cell table:style-name="ce1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10"/>
          <table:table-cell table:number-columns-repeated="53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5:22:26.267854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0T19:18:34.370413202</meta:creation-date>
    <dc:date>2021-06-04T15:46:16.450439185</dc:date>
    <meta:editing-duration>PT5M14S</meta:editing-duration>
    <meta:editing-cycles>2</meta:editing-cycles>
    <meta:generator>LibreOffice/7.1.3.2$Linux_X86_64 LibreOffice_project/47f78053abe362b9384784d31a6e56f8511eb1c1</meta:generator>
    <meta:print-date>2021-06-04T15:45:00.302407112</meta:print-date>
    <meta:document-statistic meta:table-count="1" meta:cell-count="20" meta:object-count="0"/>
  </office:meta>
</office:document-meta>
</file>